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35cm" fo:min-width="3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41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2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15cm" fo:min-width="2.3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5cm" fo:min-width="2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5cm" fo:min-width="2cm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45cm" fo:min-width="2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0.6cm" svg:x="1cm" svg:y="6.8cm">
          <text:p text:style-name="P1"><text:span text:style-name="T1">&lt;34&gt; : data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7cm" svg:height="1.2cm" svg:x="5.5cm" svg:y="7.2cm">
          <text:p text:style-name="P3"><text:span text:style-name="T2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7cm" svg:height="1.2cm" svg:x="5.5cm" svg:y="9.2cm">
          <text:p text:style-name="P3"><text:span text:style-name="T2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2.7cm" svg:height="1.2cm" svg:x="5.5cm" svg:y="11.2cm">
          <text:p text:style-name="P3"><text:span text:style-name="T2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2.5cm" svg:height="1.8cm" svg:x="10cm" svg:y="5.2cm">
          <text:p text:style-name="P5"><text:span text:style-name="T3">&lt;name_1&gt;:„1“</text:span></text:p>
          <text:p text:style-name="P5"><text:span text:style-name="T3">...</text:span></text:p>
          <text:p text:style-name="P5"><text:span text:style-name="T3">&lt;name_2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2.7cm" svg:height="1.2cm" svg:x="14cm" svg:y="8.2cm">
          <text:p text:style-name="P3"><text:span text:style-name="T2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7cm" svg:height="1.2cm" svg:x="14cm" svg:y="10.2cm">
          <text:p text:style-name="P3"><text:span text:style-name="T2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" draw:id="id13" draw:layer="layout" svg:width="2.8cm" svg:height="1.4cm" svg:x="17.7cm" svg:y="8.1cm">
          <text:p text:style-name="P5"><text:span text:style-name="T3">&lt;name_1&gt;:„43“</text:span></text:p>
          <text:p text:style-name="P5"><text:span text:style-name="T3">&lt;name_2&gt;:„3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2" draw:id="id12" draw:layer="layout" svg:width="2.8cm" svg:height="1.5cm" svg:x="17.7cm" svg:y="10.1cm">
          <text:p text:style-name="P5"><text:span text:style-name="T3">&lt;name_3&gt;:„21“</text:span></text:p>
          <text:p text:style-name="P5"><text:span text:style-name="T3">&lt;name_4&gt;:„107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8.2cm" svg:y1="7.8cm" svg:x2="10cm" svg:y2="6.1cm" draw:start-shape="id1" draw:start-glue-point="10" draw:end-shape="id2" svg:d="M8200 7800c1351 0 452-1700 1800-1700" svg:viewBox="0 0 1801 1701">
          <text:p/>
        </draw:connector>
        <draw:connector draw:style-name="gr6" draw:text-style-name="P7" draw:layer="layout" draw:type="curve" svg:x1="8.2cm" svg:y1="7.8cm" svg:x2="10cm" svg:y2="7.8cm" draw:start-shape="id1" draw:start-glue-point="10" draw:end-shape="id3" draw:end-glue-point="3" svg:d="M8200 7800h1800" svg:viewBox="0 0 1801 1">
          <text:p/>
        </draw:connector>
        <draw:connector draw:style-name="gr6" draw:text-style-name="P7" draw:layer="layout" draw:type="curve" svg:x1="8.2cm" svg:y1="9.8cm" svg:x2="10cm" svg:y2="9.7cm" draw:start-shape="id4" draw:start-glue-point="10" draw:end-shape="id5" draw:end-glue-point="3" svg:d="M8200 9800c1351 0 452-100 1800-100" svg:viewBox="0 0 1801 101">
          <text:p/>
        </draw:connector>
        <draw:connector draw:style-name="gr6" draw:text-style-name="P7" draw:layer="layout" draw:type="curve" svg:x1="8.2cm" svg:y1="9.8cm" svg:x2="10cm" svg:y2="11.35cm" draw:start-shape="id4" draw:start-glue-point="10" draw:end-shape="id6" draw:end-glue-point="3" svg:d="M8200 9800c1351 0 452 1550 1800 1550" svg:viewBox="0 0 1801 1551">
          <text:p/>
        </draw:connector>
        <draw:connector draw:style-name="gr6" draw:text-style-name="P7" draw:layer="layout" draw:type="curve" svg:x1="8.2cm" svg:y1="11.8cm" svg:x2="10cm" svg:y2="13.45cm" draw:start-shape="id7" draw:start-glue-point="10" draw:end-shape="id8" draw:end-glue-point="3" svg:d="M8200 11800c1351 0 452 1650 1800 1650" svg:viewBox="0 0 1801 1651">
          <text:p/>
        </draw:connector>
        <draw:connector draw:style-name="gr6" draw:text-style-name="P7" draw:layer="layout" draw:type="curve" svg:x1="8.2cm" svg:y1="11.8cm" svg:x2="10cm" svg:y2="15.1cm" draw:start-shape="id7" draw:start-glue-point="10" draw:end-shape="id9" draw:end-glue-point="3" svg:d="M8200 11800c1351 0 452 3300 1800 3300" svg:viewBox="0 0 1801 3301">
          <text:p/>
        </draw:connector>
        <draw:connector draw:style-name="gr7" draw:text-style-name="P7" draw:layer="layout" draw:type="curve" svg:x1="12.5cm" svg:y1="6.1cm" svg:x2="14cm" svg:y2="8.8cm" draw:start-shape="id2" draw:start-glue-point="1" draw:end-shape="id10" draw:end-glue-point="6" svg:d="M12500 6100c1125 0 375 2700 1500 2700" svg:viewBox="0 0 1501 2701">
          <text:p/>
        </draw:connector>
        <draw:connector draw:style-name="gr7" draw:text-style-name="P7" draw:layer="layout" draw:type="curve" svg:x1="12.5cm" svg:y1="9.7cm" svg:x2="14cm" svg:y2="8.8cm" draw:start-shape="id5" draw:start-glue-point="1" draw:end-shape="id10" draw:end-glue-point="6" svg:d="M12500 9700c1125 0 375-900 1500-900" svg:viewBox="0 0 1501 901">
          <text:p/>
        </draw:connector>
        <draw:connector draw:style-name="gr7" draw:text-style-name="P7" draw:layer="layout" draw:type="curve" svg:x1="12.5cm" svg:y1="13.45cm" svg:x2="14cm" svg:y2="8.8cm" draw:start-shape="id8" draw:start-glue-point="1" draw:end-shape="id10" draw:end-glue-point="6" svg:d="M12500 13450c1125 0 375-4650 1500-4650" svg:viewBox="0 0 1501 4651">
          <text:p/>
        </draw:connector>
        <draw:connector draw:style-name="gr7" draw:text-style-name="P7" draw:layer="layout" draw:type="curve" svg:x1="12.5cm" svg:y1="7.8cm" svg:x2="14cm" svg:y2="10.8cm" draw:start-shape="id3" draw:start-glue-point="1" draw:end-shape="id11" draw:end-glue-point="6" svg:d="M12500 7800c1125 0 375 3000 1500 3000" svg:viewBox="0 0 1501 3001">
          <text:p/>
        </draw:connector>
        <draw:connector draw:style-name="gr7" draw:text-style-name="P7" draw:layer="layout" draw:type="curve" svg:x1="12.5cm" svg:y1="11.35cm" svg:x2="14cm" svg:y2="10.8cm" draw:start-shape="id6" draw:start-glue-point="1" draw:end-shape="id11" draw:end-glue-point="6" svg:d="M12500 11350c1125 0 375-550 1500-550" svg:viewBox="0 0 1501 551">
          <text:p/>
        </draw:connector>
        <draw:connector draw:style-name="gr7" draw:text-style-name="P7" draw:layer="layout" draw:type="curve" svg:x1="12.5cm" svg:y1="15.1cm" svg:x2="14cm" svg:y2="10.8cm" draw:start-shape="id9" draw:end-shape="id11" draw:end-glue-point="6" svg:d="M12500 15100c1125 0 375-4300 1500-4300" svg:viewBox="0 0 1501 4301">
          <text:p/>
        </draw:connector>
        <draw:connector draw:style-name="gr7" draw:text-style-name="P7" draw:layer="layout" draw:type="curve" svg:x1="16.7cm" svg:y1="10.8cm" svg:x2="17.7cm" svg:y2="10.85cm" draw:start-shape="id11" draw:start-glue-point="10" draw:end-shape="id12" draw:end-glue-point="3" svg:d="M16700 10800c751 0 252 50 1000 50" svg:viewBox="0 0 1001 51">
          <text:p/>
        </draw:connector>
        <draw:connector draw:style-name="gr7" draw:text-style-name="P7" draw:layer="layout" draw:type="curve" svg:x1="16.7cm" svg:y1="8.8cm" svg:x2="17.7cm" svg:y2="8.8cm" draw:start-shape="id10" draw:start-glue-point="10" draw:end-shape="id13" draw:end-glue-point="3" svg:d="M16700 8800h1000" svg:viewBox="0 0 1001 1">
          <text:p/>
        </draw:connector>
        <draw:custom-shape draw:style-name="gr1" draw:text-style-name="P2" draw:layer="layout" svg:width="3.7cm" svg:height="0.6cm" svg:x="1cm" svg:y="7.4cm">
          <text:p text:style-name="P1"><text:span text:style-name="T1">&lt;2&gt; : </text:span><text:span text:style-name="T1">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8cm">
          <text:p text:style-name="P1"><text:span text:style-name="T1">&lt;12&gt; : 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9cm">
          <text:p text:style-name="P1"><text:span text:style-name="T1">&lt;232&gt; : </text:span><text:span text:style-name="T1">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9.6cm">
          <text:p text:style-name="P1"><text:span text:style-name="T1">&lt;273&gt; : 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10.2cm">
          <text:p text:style-name="P1"><text:span text:style-name="T1">&lt;9&gt; : </text:span><text:span text:style-name="T1">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11.1cm">
          <text:p text:style-name="P1"><text:span text:style-name="T1">&lt;74&gt; : 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11.7cm">
          <text:p text:style-name="P1"><text:span text:style-name="T1">&lt;52&gt; : </text:span><text:span text:style-name="T1">data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6cm" svg:x="1cm" svg:y="12.3cm">
          <text:p text:style-name="P1"><text:span text:style-name="T1">&lt;143&gt; : data[]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2.5cm" svg:height="1.6cm" svg:x="10cm" svg:y="7cm">
          <text:p text:style-name="P5"><text:span text:style-name="T3">&lt;name_</text:span><text:span text:style-name="T3">3&gt;:„1“</text:span></text:p>
          <text:p text:style-name="P5"><text:span text:style-name="T3">...</text:span></text:p>
          <text:p text:style-name="P5"><text:span text:style-name="T3">&lt;name_</text:span><text:span text:style-name="T3">4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2.5cm" svg:height="1.6cm" svg:x="10cm" svg:y="8.9cm">
          <text:p text:style-name="P5"><text:span text:style-name="T3">&lt;name_1&gt;:„1“</text:span></text:p>
          <text:p text:style-name="P5"><text:span text:style-name="T3">...</text:span></text:p>
          <text:p text:style-name="P5"><text:span text:style-name="T3">&lt;name_2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6" draw:id="id6" draw:layer="layout" svg:width="2.5cm" svg:height="1.7cm" svg:x="10cm" svg:y="10.5cm">
          <text:p text:style-name="P5"><text:span text:style-name="T3">&lt;name_</text:span><text:span text:style-name="T3">3&gt;:„1“</text:span></text:p>
          <text:p text:style-name="P5"><text:span text:style-name="T3">...</text:span></text:p>
          <text:p text:style-name="P5"><text:span text:style-name="T3">&lt;name_</text:span><text:span text:style-name="T3">4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8" draw:id="id8" draw:layer="layout" svg:width="2.5cm" svg:height="1.7cm" svg:x="10cm" svg:y="12.6cm">
          <text:p text:style-name="P5"><text:span text:style-name="T3">&lt;name_1&gt;:„1“</text:span></text:p>
          <text:p text:style-name="P5"><text:span text:style-name="T3">...</text:span></text:p>
          <text:p text:style-name="P5"><text:span text:style-name="T3">&lt;name_2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9" draw:id="id9" draw:layer="layout" svg:width="2.5cm" svg:height="1.6cm" svg:x="10cm" svg:y="14.3cm">
          <text:p text:style-name="P5"><text:span text:style-name="T3">&lt;name_3&gt;:„1“</text:span></text:p>
          <text:p text:style-name="P5"><text:span text:style-name="T3">...</text:span></text:p>
          <text:p text:style-name="P5"><text:span text:style-name="T3">&lt;name_4&gt;:„1“</text:span></text:p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.7cm" svg:y1="7.8cm" svg:x2="5.5cm" svg:y2="7.8cm">
          <text:p/>
        </draw:line>
        <draw:line draw:style-name="gr6" draw:text-style-name="P7" draw:layer="layout" svg:x1="4.7cm" svg:y1="9.8cm" svg:x2="5.5cm" svg:y2="9.8cm">
          <text:p/>
        </draw:line>
        <draw:line draw:style-name="gr6" draw:text-style-name="P7" draw:layer="layout" svg:x1="4.7cm" svg:y1="11.8cm" svg:x2="5.5cm" svg:y2="11.8cm">
          <text:p/>
        </draw:line>
        <draw:frame draw:style-name="gr10" draw:text-style-name="P8" draw:layer="layout" svg:width="3.9cm" svg:height="1.8cm" svg:x="4.9cm" svg:y="15.9cm">
          <draw:text-box>
            <text:p>Map phase</text:p>
          </draw:text-box>
        </draw:frame>
        <draw:frame draw:style-name="gr11" draw:text-style-name="P8" draw:layer="layout" svg:width="4.7cm" svg:height="1.673cm" svg:x="13.4cm" svg:y="15.927cm">
          <draw:text-box>
            <text:p>Reduce ph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5:26:05.736839277</meta:creation-date>
    <meta:editing-duration>PT28M53S</meta:editing-duration>
    <meta:editing-cycles>4</meta:editing-cycles>
    <meta:generator>LibreOffice/5.1.6.2.0$Linux_X86_64 LibreOffice_project/10$Build-2</meta:generator>
    <dc:date>2016-11-21T18:59:50.403710246</dc:date>
    <meta:document-statistic meta:object-count="41"/>
  </office:meta>
</office:document-meta>
</file>